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variant="normal" fo:text-transform="none" fo:color="#000000" style:font-name="Cantarell" fo:font-size="14pt" fo:letter-spacing="normal" fo:font-style="normal" fo:font-weight="normal" officeooo:rsid="00093c76" officeooo:paragraph-rsid="00093c76" style:font-size-asian="14pt" style:font-size-complex="14pt"/>
    </style:style>
    <style:style style:name="P2" style:family="paragraph" style:parent-style-name="Standard">
      <style:text-properties fo:font-size="14pt" style:text-underline-style="solid" style:text-underline-width="auto" style:text-underline-color="font-color" style:font-size-asian="14pt" style:font-size-complex="14pt"/>
    </style:style>
    <style:style style:name="P3" style:family="paragraph" style:parent-style-name="Standard">
      <style:text-properties fo:font-size="14pt" style:text-underline-style="solid" style:text-underline-width="auto" style:text-underline-color="font-color" officeooo:rsid="00093c76" officeooo:paragraph-rsid="00093c76" style:font-size-asian="14pt" style:font-size-complex="14pt"/>
    </style:style>
    <style:style style:name="P4" style:family="paragraph" style:parent-style-name="Standard">
      <style:text-properties fo:font-size="14pt" style:text-underline-style="solid" style:text-underline-width="auto" style:text-underline-color="font-color" officeooo:rsid="000b2e0a" officeooo:paragraph-rsid="000b2e0a" style:font-size-asian="14pt" style:font-size-complex="14pt"/>
    </style:style>
    <style:style style:name="P5" style:family="paragraph" style:parent-style-name="Standard">
      <style:text-properties fo:font-size="14pt" style:text-underline-style="solid" style:text-underline-width="auto" style:text-underline-color="font-color" officeooo:rsid="000c7319" officeooo:paragraph-rsid="000c7319" style:font-size-asian="14pt" style:font-size-complex="14pt"/>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4pt" style:text-underline-style="none" officeooo:rsid="000c7319" officeooo:paragraph-rsid="000c7319" style:font-size-asian="14pt" style:font-size-complex="14pt"/>
    </style:style>
    <style:style style:name="P8" style:family="paragraph" style:parent-style-name="Standard">
      <style:paragraph-properties fo:margin-left="0cm" fo:margin-right="0cm" fo:text-indent="0cm" style:auto-text-indent="false"/>
      <style:text-properties fo:font-variant="normal" fo:text-transform="none" fo:color="#000000" style:font-name="Cantarell" fo:font-size="14pt" fo:letter-spacing="normal" fo:font-style="normal" fo:font-weight="normal" style:font-size-asian="14pt" style:font-size-complex="14pt"/>
    </style:style>
    <style:style style:name="P9" style:family="paragraph" style:parent-style-name="Standard">
      <style:paragraph-properties fo:margin-left="0cm" fo:margin-right="0cm" fo:text-indent="0cm" style:auto-text-indent="false"/>
      <style:text-properties fo:font-variant="normal" fo:text-transform="none" fo:color="#000000" style:font-name="Cantarell" fo:font-size="14pt" fo:letter-spacing="normal" fo:font-style="normal" style:text-underline-style="solid" style:text-underline-width="auto" style:text-underline-color="font-color" fo:font-weight="normal" officeooo:rsid="00093c76" officeooo:paragraph-rsid="00093c76" style:font-size-asian="14pt" style:font-size-complex="14pt"/>
    </style:style>
    <style:style style:name="P10" style:family="paragraph" style:parent-style-name="Text_20_body">
      <style:paragraph-properties fo:margin-left="0cm" fo:margin-right="0cm" fo:text-indent="0cm" style:auto-text-indent="false" style:writing-mode="lr-tb"/>
      <style:text-properties fo:font-variant="normal" fo:text-transform="none" fo:color="#000000" style:font-name="Cantarell" fo:font-size="14pt" fo:letter-spacing="normal" fo:font-style="normal" fo:font-weight="normal" style:font-size-asian="14pt" style:font-size-complex="14pt"/>
    </style:style>
    <style:style style:name="P11" style:family="paragraph" style:parent-style-name="Text_20_body">
      <style:text-properties fo:font-size="14pt" style:font-size-asian="14pt" style:font-size-complex="14pt"/>
    </style:style>
    <style:style style:name="P12" style:family="paragraph" style:parent-style-name="Text_20_body">
      <style:text-properties fo:font-size="14pt" officeooo:rsid="000b2e0a" officeooo:paragraph-rsid="000b2e0a" style:font-size-asian="14pt" style:font-size-complex="14pt"/>
    </style:style>
    <style:style style:name="P13" style:family="paragraph" style:parent-style-name="Standard">
      <style:text-properties fo:font-size="14pt" style:text-underline-style="solid" style:text-underline-width="auto" style:text-underline-color="font-color" officeooo:rsid="000c7319" officeooo:paragraph-rsid="000c7319" style:font-size-asian="14pt" style:font-size-complex="14pt"/>
    </style:style>
    <style:style style:name="P14" style:family="paragraph" style:parent-style-name="Standard">
      <style:text-properties fo:font-size="14pt" style:text-underline-style="solid" style:text-underline-width="auto" style:text-underline-color="font-color" officeooo:rsid="000e8d1d" officeooo:paragraph-rsid="000e8d1d" style:font-size-asian="14pt" style:font-size-complex="14pt"/>
    </style:style>
    <style:style style:name="T1" style:family="text">
      <style:text-properties style:text-position="super 58%"/>
    </style:style>
    <style:style style:name="T2" style:family="text">
      <style:text-properties style:text-underline-style="solid" style:text-underline-width="auto" style:text-underline-color="font-color" officeooo:rsid="00093c76"/>
    </style:style>
    <style:style style:name="T3" style:family="text">
      <style:text-properties fo:font-weight="bold" style:font-weight-asian="bold" style:font-weight-complex="bold"/>
    </style:style>
    <style:style style:name="T4" style:family="text">
      <style:text-properties officeooo:rsid="000d40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6 August 2015 (Email)</text:p>
      <text:p text:style-name="P3"/>
      <text:p text:style-name="P1">Jason from CCCH has forwarded your email to me and asked me to contact you directly.</text:p>
      <text:p text:style-name="P8"/>
      <text:p text:style-name="P8">I know for many years I retained a filing box with the circuit design and programming code for the pre-MK14 demonstrator. However, when I searched our loft for the early PC material that I donated to CCCH last year, I couldn't find the file box. I doubt that it has been thrown away, and I would like to find it - it includes the original Science of Cambridge contract drafted by Chris Curry. My wife is presently clearing out the loft and I am hopeful the files will turn up.</text:p>
      <text:p text:style-name="P8"/>
      <text:p text:style-name="P8">The pre-MK14 used a fully functioning Sinclair Cambridge calculator as the keyboard and display. T<text:span text:style-name="T3">he TI chip in the calculator scans the keyboard in a time sequence. The SC/MP simply looks at the keyboard input on the calculator chip and the calculator clock output to the display. The SC/MP can then detect the value of the keystroke 0 to 9, =,CLR,+,-,*,/ being entered into the calculator and shown ( or not shown ) on the display. The SC/MP can also pulse the calculator at the same input to over-write or write to the display</text:span>. The kit therefore had a very low component count, and a Sinclair Cambridge calculator could be purchased at W H Smith for £ 5 !</text:p>
      <text:p text:style-name="P8"/>
      <text:p text:style-name="P8">The disadvantage was that the calculator could only display 0 to 9 - so programme instructions had to be in octal ( 3 digits instead of two hex ), and quasi alpha characters could not be displayed. For me the trade off was easy - cheap reliable well engineered keyboard and display, versus slightly unusual ( although not unknown at the time ) data entry format.</text:p>
      <text:p text:style-name="P8"/>
      <text:p text:style-name="P8">National Semiconductor wanted to supply the complete chip set and offered to provide the coding used in SC/MP evaluation kit. Sinclair took the offer and the MK14 was launched with a barely functional membrane key pad.</text:p>
      <text:p text:style-name="P8"/>
      <text:p text:style-name="P8">So your project is feasible. I think you are correct that the EEPROM's are still in the prototype, and provided they are functional it is quite easy to read the 512 bytes of code and reconstruct the operating programme.</text:p>
      <text:p text:style-name="P8"/>
      <text:p text:style-name="P8">You will also need a functional Sinclair Cambridge. CCCH has some in its collection, and I expect they are commonplace on ebay. The only remaining <text:soft-page-break/>challenge is to figure out from TI data sheets how to piggy back the SC/MP onto the calculator keyboard bus.</text:p>
      <text:p text:style-name="P8"/>
      <text:p text:style-name="P8">However, I am not sure that I should encourage you to undertake the project ! The pre-MK14 was shown in working condition to Clive and Chris at the hotel in Bar Hill, to another potential collaborator, and to a couple of friends at Cambridge Consultants. It lived as a working device for about 4 months, and then I moved on. The actual MK14 owes little to the pre-MK14 - except that the device showed Sinclair what could be done with very little and triggered the National Semiconductor offer to hand over the evaluation kit design for free ( - well in return for an order for 2000 chip sets ).</text:p>
      <text:p text:style-name="P8"/>
      <text:p text:style-name="P8">Jason wants some working code to light up the MK14 demonstrator at CCCH. Now that would be a more worthwhile project.</text:p>
      <text:p text:style-name="P6"><text:line-break/><text:span text:style-name="T2">8 June 2016 (Email)</text:span></text:p>
      <text:p text:style-name="P2"/>
      <text:p text:style-name="P10">Well that's really a coincidence - I've just been looking this afternoon in the loft!  Found my account books from 1977/78 but no technical information yet.</text:p>
      <text:p text:style-name="P10">Planning another shredding operation on old papers - if anything turns up I will let you know.</text:p>
      <text:p text:style-name="P9">5<text:span text:style-name="T1">th</text:span> Nov 2017</text:p>
      <text:p text:style-name="P9"/>
      <text:p text:style-name="P8">Well - to my shame - and despite frequent reminders from my wife, I still haven't sorted out the loft ! So the file - if it still exists - hasn't been found.</text:p>
      <text:p text:style-name="P8"/>
      <text:p text:style-name="P8">But I do remember how I connected the calculator.</text:p>
      <text:p text:style-name="P8"/>
      <text:p text:style-name="P8">The <text:span text:style-name="T3">TI calculator chip in the Sinclair Cambridge uses the display driver to scan the keyboard. So, as the 7 segment display scans, each key switch is scanned. The keypad output is a single input to the chip - and the key press is detected by position in the display scan cycle.</text:span></text:p>
      <text:p text:style-name="P8"/>
      <text:p text:style-name="P8"><text:span text:style-name="T3">So I piggy backed on the keypad input line - and used software to synchronise with the calculator clock cycle. Which gave me a reliable detection of key strokes. I used the same line to drive the display. So I could force a display clear, then enter the desired data by simulating the key </text:span><text:soft-page-break/><text:span text:style-name="T3">presses. There were only one or two connections to the calculator - the keyboard output and, possibly, the clock ( although I think I calculated clock cycle in the OS ).</text:span> The calculator functioned as normal.</text:p>
      <text:p text:style-name="P8"/>
      <text:p text:style-name="P8">This saved a lot of memory and I/O, and a Sinclair Cambridge could be purchased for about £5. The disadvantage was that the device used octal for input and that output was numeric and could not use the full capability of the 7 segment display.</text:p>
      <text:p text:style-name="P8"/>
      <text:p text:style-name="P8">So your second guess is nearly right - but I went further and didn't attempt to drive the display.</text:p>
      <text:p text:style-name="P8"/>
      <text:p text:style-name="P8">I was reminded recently of the prevalence of octal in early computing. Cambridge Consultants had an early PDP11, and, apparently ( because I have no memory of this ) I helped the son of a colleague use the machine for a school project. He told me he couldn't understand how I could remember the patterns to boot the machine until much later he realised that they were in octal coding.  But by 1977, hex was becoming the universal code for machine programming.</text:p>
      <text:p text:style-name="P6"/>
      <text:p text:style-name="P4">The Register Inteview 16 Jan 2014</text:p>
      <text:p text:style-name="P4"/>
      <text:p text:style-name="P12">(Relevant bits)</text:p>
      <text:p text:style-name="P12">The first step: build a prototype. The National Semiconductor SC/MP processor, aka the "Scamp", was the obvious choice for a low-cost kit since it was readily available and rather cheaper than rival offerings. It was unsophisticated and easy to learn to code. Memory was easy to buy too; 256 bytes would be sufficient.</text:p>
      <text:p text:style-name="P11">But what about the display and the keyboard? Ian reasoned that an ordinary calculator might prove a cheap source of a keypad and an eight-digit LED display, so he bought himself a Sinclair Cambridge calculator, took it apart and examined the components.</text:p>
      <text:p text:style-name="P11">Hooking up the input and output pins on the Cambridge’s main chip to an oscilloscope, he quickly worked out how the device read and interpreted a button pressed on the keypad and how it presented numbers on the display. With that information, he wrote a 512-byte program to allow users to key in their own program instructions on the calculator’s numeric keys and run them on the kit’s SC/MP processor. For the tutorial he wrote a small set of simple “noddy” programs that users could type in to see the machine at work.</text:p>
      <text:p text:style-name="P12"><text:soft-page-break/>He adds: “The calculator chip was driving the digits. I interrupted the IO of the calculator chip so when the Scamp kit wanted to display something, it just sent eight digits to the calculator. I just drove an eight-digit value into the register.</text:p>
      <text:p text:style-name="P11">"It was a classic bit of down-and-dirty electronics and a very, very cheap way of giving a reliable IO, but it meant that your machine code had to be expressed with numbers – I didn’t have the option of A, B, C, D, E and F as a display output.”</text:p>
      <text:p text:style-name="P11">Williamson still has the prototype. It has the kit’s key chips: the SC/MP processor, the 256 bytes of RAM and 512 bytes of ROM, all connected by wires rather the fine, etched metal lines of a finished product’s PCB.</text:p>
      <text:p text:style-name="P11">“I’ve still got the breadboard in the loft and it basically has a red Sinclair calculator stuck on it with a wire-wrapped board attached," says Williamson. "And because I was using the calculator chip to do the keyboard scan and the display, there weren’t many components behind it. I think the Scamp at the time was £10 apiece; an Intel 8080 was about £60 apiece. So a £5 calculator, a £10 processor and probably another £3 in components.”</text:p>
      <text:p text:style-name="P5">From the interview on youtube</text:p>
      <text:p text:style-name="P5"/>
      <text:p text:style-name="P7">The prototype had 512 <text:span text:style-name="T4">bytes</text:span> RAM ; the empty 28 pin DIL socket is for the OS ; which has gone walkabout :(</text:p>
      <text:p text:style-name="P5"/>
      <text:p text:style-name="P14">Comments about hiding behind the operating syst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08:42:07.379342486</meta:creation-date>
    <meta:generator>LibreOffice/5.4.2.2.0$Linux_X86_64 LibreOffice_project/40m0$Build-2</meta:generator>
    <dc:date>2017-11-06T13:20:45.067588447</dc:date>
    <meta:editing-duration>PT1H21M12S</meta:editing-duration>
    <meta:editing-cycles>6</meta:editing-cycles>
    <meta:document-statistic meta:table-count="0" meta:image-count="0" meta:object-count="0" meta:page-count="4" meta:paragraph-count="33" meta:word-count="1367" meta:character-count="7534" meta:non-whitespace-character-count="6196"/>
  </office:meta>
</office:document-meta>
</file>